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inherit" svg:font-family="inherit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1">
      <style:text-properties officeooo:rsid="00e643b6" officeooo:paragraph-rsid="00e7bdba"/>
    </style:style>
    <style:style style:name="P5" style:family="paragraph" style:parent-style-name="Titulo1">
      <style:paragraph-properties fo:break-before="page"/>
      <style:text-properties officeooo:rsid="00e643b6" officeooo:paragraph-rsid="00e643b6"/>
    </style:style>
    <style:style style:name="P6" style:family="paragraph" style:parent-style-name="Titulo1">
      <style:paragraph-properties fo:break-before="page"/>
      <style:text-properties officeooo:rsid="00e643b6" officeooo:paragraph-rsid="00e7bdba"/>
    </style:style>
    <style:style style:name="P7" style:family="paragraph" style:parent-style-name="Titulo1">
      <style:paragraph-properties fo:break-before="page"/>
      <style:text-properties officeooo:rsid="00e7bdba" officeooo:paragraph-rsid="00e7bdba"/>
    </style:style>
    <style:style style:name="P8" style:family="paragraph" style:parent-style-name="Titulo2">
      <style:text-properties officeooo:rsid="00e50a40"/>
    </style:style>
    <style:style style:name="P9" style:family="paragraph" style:parent-style-name="Titulo2">
      <style:text-properties officeooo:rsid="00e7bdba" officeooo:paragraph-rsid="00e7bdba"/>
    </style:style>
    <style:style style:name="P10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5d988" officeooo:paragraph-rsid="00e5d988" style:font-size-asian="80pt" style:font-weight-asian="bold" style:font-size-complex="80pt" style:font-weight-complex="bold"/>
    </style:style>
    <style:style style:name="P11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12" style:family="paragraph" style:parent-style-name="Resaltado">
      <style:text-properties officeooo:rsid="00e93e38" officeooo:paragraph-rsid="00e93e38"/>
    </style:style>
    <style:style style:name="P13" style:family="paragraph" style:parent-style-name="CabeceraTabla">
      <style:text-properties style:text-underline-style="solid" style:text-underline-width="auto" style:text-underline-color="font-color"/>
    </style:style>
    <style:style style:name="P14" style:family="paragraph" style:parent-style-name="Código">
      <style:text-properties officeooo:rsid="00e7bdba" officeooo:paragraph-rsid="00e7bdba"/>
    </style:style>
    <style:style style:name="P15" style:family="paragraph" style:parent-style-name="Código">
      <style:text-properties officeooo:rsid="00e83fb3" officeooo:paragraph-rsid="00e83fb3"/>
    </style:style>
    <style:style style:name="P16" style:family="paragraph" style:parent-style-name="Código">
      <style:text-properties officeooo:paragraph-rsid="00e83fb3"/>
    </style:style>
    <style:style style:name="P17" style:family="paragraph" style:parent-style-name="Código">
      <style:text-properties officeooo:paragraph-rsid="00e93e38"/>
    </style:style>
    <style:style style:name="P18" style:family="paragraph" style:parent-style-name="Código">
      <style:text-properties officeooo:rsid="00e93e38" officeooo:paragraph-rsid="00e93e38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officeooo:rsid="00e7bdba"/>
    </style:style>
    <style:style style:name="T5" style:family="text">
      <style:text-properties officeooo:rsid="00e83fb3"/>
    </style:style>
    <style:style style:name="T6" style:family="text">
      <style:text-properties officeooo:rsid="00e93e38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Handling input virtual controlers</text:p>
      <text:h text:style-name="P5" text:outline-level="1">Input controlers</text:h>
      <text:p text:style-name="P9">Simple controlers</text:p>
      <text:p text:style-name="P8"/>
      <text:p text:style-name="P14">if(Gdx.input.isKeyPressed(Input.Keys.RIGHT){</text:p>
      <text:p text:style-name="P14"><text:tab/><text:tab/>avatar.moveRight();</text:p>
      <text:p text:style-name="P14">}</text:p>
      <text:p text:style-name="P14">else if(Gdx.input.isKeyPressed(Input.Keys.LEFT){</text:p>
      <text:p text:style-name="P14"><text:tab/>… … … … </text:p>
      <text:p text:style-name="P14">}</text:p>
      <text:p text:style-name="P14"/>
      <text:p text:style-name="CabeceraMia"/>
      <text:p text:style-name="P18">if(Gdx.input.isTouched())…</text:p>
      <text:h text:style-name="P6" text:outline-level="1">Pros for controlers virtualiza<text:span text:style-name="T4">tion</text:span></text:h>
      <text:h text:style-name="P4" text:outline-level="1"/>
      <text:h text:style-name="P4" text:outline-level="1"/>
      <text:list xml:id="list4294505754" text:style-name="WW8Num2">
        <text:list-item>
          <text:p text:style-name="P12">Easy to change for differents controlers</text:p>
        </text:list-item>
      </text:list>
      <text:p text:style-name="CabeceraTabla"/>
      <text:list xml:id="list24823838074454" text:continue-numbering="true" text:style-name="WW8Num2">
        <text:list-item>
          <text:p text:style-name="Resaltado"><text:span text:style-name="T6">M</text:span>odular programming is better</text:p>
        </text:list-item>
      </text:list>
      <text:p text:style-name="P13"/>
      <text:list xml:id="list24822684709679" text:continue-numbering="true" text:style-name="WW8Num2">
        <text:list-item>
          <text:p text:style-name="Resaltado">Abstract code is better for future changes</text:p>
        </text:list-item>
      </text:list>
      <text:p text:style-name="CabeceraTabla"/>
      <text:list xml:id="list24822793411741" text:continue-numbering="true" text:style-name="WW8Num2">
        <text:list-item>
          <text:p text:style-name="P12">Allows multiplexing</text:p>
        </text:list-item>
      </text:list>
      <text:h text:style-name="P7" text:outline-level="1">Examples</text:h>
      <text:p text:style-name="Código">public class <text:span text:style-name="T5">VirtualControler</text:span> {<text:line-break/><text:tab/><text:tab/>public boolean <text:span text:style-name="T5">moveRight</text:span>;<text:line-break/><text:tab/><text:tab/>public boolean move<text:span text:style-name="T5">Left</text:span>;<text:line-break/>}</text:p>
      <text:p text:style-name="CabeceraMia"/>
      <text:p text:style-name="P15">public class KeyboardControler extends InputAdapter{</text:p>
      <text:p text:style-name="P15"><text:tab/><text:tab/>private VirtualControler controler;</text:p>
      <text:p text:style-name="P15"><text:tab/><text:tab/>public KeyboardControler(VirtualControler controler)…</text:p>
      <text:p text:style-name="P15"><text:tab/></text:p>
      <text:p text:style-name="P15"><text:tab/><text:tab/>//InputAdapters overrides like keyDown must be implemented.</text:p>
      <text:p text:style-name="P15">}</text:p>
      <text:p text:style-name="CabeceraMia"/>
      <text:p text:style-name="Código">….//<text:span text:style-name="T5">game class{</text:span></text:p>
      <text:p text:style-name="P15"><text:tab/><text:tab/>controler = new VirtualControler();</text:p>
      <text:p text:style-name="P16"><text:span text:style-name="T5"><text:tab/><text:tab/>keyboard = new KeyboardControler(controler);</text:span></text:p>
      <text:p text:style-name="P15"><text:tab/><text:tab/>Gdx.input.setInputProcessor(keyboard);</text:p>
      <text:p text:style-name="Código"/>
      <text:p text:style-name="P17"><text:tab/><text:tab/><text:span text:style-name="T5">public void render(float delta){</text:span></text:p>
      <text:p text:style-name="P17"><text:tab/><text:tab/><text:tab/><text:span text:style-name="T6">if(controler.moveRight) avatar.moveR();</text:span></text:p>
      <text:p text:style-name="P17"><text:tab/><text:tab/><text:tab/>…</text:p>
      <text:p text:style-name="P17"><text:tab/><text:tab/><text:tab/>...</text:p>
      <text:p text:style-name="P17"><text:span text:style-name="T5"><text:tab/><text:tab/>}</text:span>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inherit" svg:font-family="inherit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3"><draw:text-box><text:p text:style-name="Footer"><text:span text:style-name="Page_20_Number"><text:span text:style-name="MT3"><text:page-number text:select-page="current">4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0</meta:editing-cycles>
    <meta:editing-duration>PT5H54M42S</meta:editing-duration>
    <meta:generator>LibreOffice/5.4.3.2$Windows_X86_64 LibreOffice_project/92a7159f7e4af62137622921e809f8546db437e5</meta:generator>
    <dc:date>2017-12-15T02:48:21.595000000</dc:date>
    <meta:document-statistic meta:table-count="0" meta:image-count="1" meta:object-count="0" meta:page-count="4" meta:paragraph-count="35" meta:word-count="112" meta:character-count="1011" meta:non-whitespace-character-count="901"/>
  </office:meta>
</office:document-meta>
</file>